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>
      <style:text-properties style:font-name="Courier New" style:font-name-asian="Courier New" style:font-name-complex="Courier New"/>
    </style:style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>
      <style:text-properties style:font-name="Courier New" style:font-name-asian="Courier New" style:font-name-complex="Courier New"/>
    </style:style>
    <style:style style:name="T9_8" style:family="text">
      <style:text-properties style:font-name="Courier New" style:font-name-asian="Courier New" style:font-name-complex="Courier New"/>
    </style:style>
    <style:style style:name="T9_9" style:family="text">
      <style:text-properties style:font-name="Courier New" style:font-name-asian="Courier New" style:font-name-complex="Courier New"/>
    </style:style>
    <style:style style:name="T9_10" style:family="text">
      <style:text-properties style:font-name="Courier New" style:font-name-asian="Courier New" style:font-name-complex="Courier New"/>
    </style:style>
    <style:style style:name="T9_11" style:family="text">
      <style:text-properties style:font-name="Courier New" style:font-name-asian="Courier New" style:font-name-complex="Courier New"/>
    </style:style>
    <style:style style:name="T9_12" style:family="text">
      <style:text-properties style:font-name="Courier New" style:font-name-asian="Courier New" style:font-name-complex="Courier New"/>
    </style:style>
    <style:style style:name="T9_13" style:family="text">
      <style:text-properties style:font-name="Courier New" style:font-name-asian="Courier New" style:font-name-complex="Courier New"/>
    </style:style>
    <style:style style:name="T9_14" style:family="text">
      <style:text-properties style:font-name="Courier New" style:font-name-asian="Courier New" style:font-name-complex="Courier New"/>
    </style:style>
    <style:style style:name="T9_15" style:family="text">
      <style:text-properties style:font-name="Courier New" style:font-name-asian="Courier New" style:font-name-complex="Courier New"/>
    </style:style>
    <style:style style:name="T9_16" style:family="text">
      <style:text-properties style:font-name="Courier New" style:font-name-asian="Courier New" style:font-name-complex="Courier New"/>
    </style:style>
    <style:style style:name="T9_17" style:family="text">
      <style:text-properties style:font-name="Courier New" style:font-name-asian="Courier New" style:font-name-complex="Courier New"/>
    </style:style>
    <style:style style:name="T9_18" style:family="text">
      <style:text-properties style:font-name="Courier New" style:font-name-asian="Courier New" style:font-name-complex="Courier New"/>
    </style:style>
    <style:style style:name="T9_19" style:family="text">
      <style:text-properties style:font-name="Courier New" style:font-name-asian="Courier New" style:font-name-complex="Courier New"/>
    </style:style>
    <style:style style:name="T9_20" style:family="text">
      <style:text-properties style:font-name="Courier New" style:font-name-asian="Courier New" style:font-name-complex="Courier New"/>
    </style:style>
    <style:style style:name="T9_21" style:family="text">
      <style:text-properties style:font-name="Courier New" style:font-name-asian="Courier New" style:font-name-complex="Courier New"/>
    </style:style>
    <style:style style:name="T9_22" style:family="text">
      <style:text-properties style:font-name="Courier New" style:font-name-asian="Courier New" style:font-name-complex="Courier New"/>
    </style:style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T9_233" style:family="text"/>
    <style:style style:name="T9_234" style:family="text"/>
    <style:style style:name="T9_235" style:family="text"/>
    <style:style style:name="T9_236" style:family="text"/>
    <style:style style:name="T9_237" style:family="text"/>
    <style:style style:name="T9_238" style:family="text"/>
    <style:style style:name="T9_239" style:family="text"/>
    <style:style style:name="T9_240" style:family="text"/>
    <style:style style:name="T9_241" style:family="text"/>
    <style:style style:name="T9_242" style:family="text"/>
    <style:style style:name="T9_243" style:family="text"/>
    <style:style style:name="T9_244" style:family="text"/>
    <style:style style:name="T9_245" style:family="text"/>
    <style:style style:name="T9_246" style:family="text"/>
    <style:style style:name="T9_247" style:family="text"/>
    <style:style style:name="T9_248" style:family="text"/>
    <style:style style:name="T9_249" style:family="text"/>
    <style:style style:name="T9_250" style:family="text"/>
    <style:style style:name="T9_251" style:family="text"/>
    <style:style style:name="T9_252" style:family="text"/>
    <style:style style:name="T9_253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>
      <style:text-properties style:font-name="Courier New" style:font-name-asian="Courier New" style:font-name-complex="Courier New"/>
    </style:style>
    <style:style style:name="T14_3" style:family="text">
      <style:text-properties style:font-name="Courier New" style:font-name-asian="Courier New" style:font-name-complex="Courier New"/>
    </style:style>
    <style:style style:name="T14_4" style:family="text">
      <style:text-properties style:font-name="Courier New" style:font-name-asian="Courier New" style:font-name-complex="Courier New"/>
    </style:style>
    <style:style style:name="T14_5" style:family="text">
      <style:text-properties style:font-name="Courier New" style:font-name-asian="Courier New" style:font-name-complex="Courier New"/>
    </style:style>
    <style:style style:name="T14_6" style:family="text">
      <style:text-properties style:font-name="Courier New" style:font-name-asian="Courier New" style:font-name-complex="Courier New"/>
    </style:style>
    <style:style style:name="T14_7" style:family="text">
      <style:text-properties style:font-name="Courier New" style:font-name-asian="Courier New" style:font-name-complex="Courier New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font-name="Courier New" style:font-name-asian="Courier New" style:font-name-complex="Courier New"/>
    </style:style>
    <style:style style:name="T15_2" style:family="text">
      <style:text-properties style:font-name="Courier New" style:font-name-asian="Courier New" style:font-name-complex="Courier New"/>
    </style:style>
    <style:style style:name="T15_3" style:family="text">
      <style:text-properties style:font-name="Courier New" style:font-name-asian="Courier New" style:font-name-complex="Courier New"/>
    </style:style>
    <style:style style:name="T15_4" style:family="text">
      <style:text-properties style:font-name="Courier New" style:font-name-asian="Courier New" style:font-name-complex="Courier New"/>
    </style:style>
    <style:style style:name="T15_5" style:family="text">
      <style:text-properties style:font-name="Courier New" style:font-name-asian="Courier New" style:font-name-complex="Courier New"/>
    </style:style>
    <style:style style:name="T15_6" style:family="text">
      <style:text-properties style:font-name="Courier New" style:font-name-asian="Courier New" style:font-name-complex="Courier New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font-name="Courier New" style:font-name-asian="Courier New" style:font-name-complex="Courier New"/>
    </style:style>
    <style:style style:name="T16_2" style:family="text">
      <style:text-properties style:font-name="Courier New" style:font-name-asian="Courier New" style:font-name-complex="Courier New"/>
    </style:style>
    <style:style style:name="T16_3" style:family="text">
      <style:text-properties style:font-name="Courier New" style:font-name-asian="Courier New" style:font-name-complex="Courier New"/>
    </style:style>
    <style:style style:name="T16_4" style:family="text">
      <style:text-properties style:font-name="Courier New" style:font-name-asian="Courier New" style:font-name-complex="Courier New"/>
    </style:style>
    <style:style style:name="T16_5" style:family="text">
      <style:text-properties style:font-name="Courier New" style:font-name-asian="Courier New" style:font-name-complex="Courier New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font-name="Courier New" style:font-name-asian="Courier New" style:font-name-complex="Courier New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>
      <style:text-properties style:font-name="Courier New" style:font-name-asian="Courier New" style:font-name-complex="Courier New"/>
    </style:style>
    <style:style style:name="T20_3" style:family="text">
      <style:text-properties style:font-name="Courier New" style:font-name-asian="Courier New" style:font-name-complex="Courier New"/>
    </style:style>
    <style:style style:name="T20_4" style:family="text">
      <style:text-properties style:font-name="Courier New" style:font-name-asian="Courier New" style:font-name-complex="Courier New"/>
    </style:style>
    <style:style style:name="T20_5" style:family="text">
      <style:text-properties style:font-name="Courier New" style:font-name-asian="Courier New" style:font-name-complex="Courier New"/>
    </style:style>
    <style:style style:name="T20_6" style:family="text">
      <style:text-properties style:font-name="Courier New" style:font-name-asian="Courier New" style:font-name-complex="Courier New"/>
    </style:style>
    <style:style style:name="T20_7" style:family="text">
      <style:text-properties style:font-name="Courier New" style:font-name-asian="Courier New" style:font-name-complex="Courier New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style:font-name="Courier New" style:font-name-asian="Courier New" style:font-name-complex="Courier New"/>
    </style:style>
    <style:style style:name="T21_2" style:family="text">
      <style:text-properties style:font-name="Courier New" style:font-name-asian="Courier New" style:font-name-complex="Courier New"/>
    </style:style>
    <style:style style:name="T21_3" style:family="text">
      <style:text-properties style:font-name="Courier New" style:font-name-asian="Courier New" style:font-name-complex="Courier New"/>
    </style:style>
    <style:style style:name="T21_4" style:family="text">
      <style:text-properties style:font-name="Courier New" style:font-name-asian="Courier New" style:font-name-complex="Courier New"/>
    </style:style>
    <style:style style:name="T21_5" style:family="text">
      <style:text-properties style:font-name="Courier New" style:font-name-asian="Courier New" style:font-name-complex="Courier New"/>
    </style:style>
    <style:style style:name="T21_6" style:family="text">
      <style:text-properties style:font-name="Courier New" style:font-name-asian="Courier New" style:font-name-complex="Courier New"/>
    </style:style>
    <style:style style:name="T21_7" style:family="text">
      <style:text-properties style:font-name="Courier New" style:font-name-asian="Courier New" style:font-name-complex="Courier New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Courier New" style:font-name-asian="Courier New" style:font-name-complex="Courier New"/>
    </style:style>
    <style:style style:name="T22_2" style:family="text">
      <style:text-properties style:font-name="Courier New" style:font-name-asian="Courier New" style:font-name-complex="Courier New"/>
    </style:style>
    <style:style style:name="T22_3" style:family="text">
      <style:text-properties style:font-name="Courier New" style:font-name-asian="Courier New" style:font-name-complex="Courier New"/>
    </style:style>
    <style:style style:name="T22_4" style:family="text">
      <style:text-properties style:font-name="Courier New" style:font-name-asian="Courier New" style:font-name-complex="Courier New"/>
    </style:style>
    <style:style style:name="T22_5" style:family="text">
      <style:text-properties style:font-name="Courier New" style:font-name-asian="Courier New" style:font-name-complex="Courier New"/>
    </style:style>
    <style:style style:name="T22_6" style:family="text">
      <style:text-properties style:font-name="Courier New" style:font-name-asian="Courier New" style:font-name-complex="Courier New"/>
    </style:style>
    <style:style style:name="T22_7" style:family="text">
      <style:text-properties style:font-name="Courier New" style:font-name-asian="Courier New" style:font-name-complex="Courier New"/>
    </style:style>
    <style:style style:name="T22_8" style:family="text">
      <style:text-properties style:font-name="Courier New" style:font-name-asian="Courier New" style:font-name-complex="Courier New"/>
    </style:style>
    <style:style style:name="T22_9" style:family="text">
      <style:text-properties style:font-name="Courier New" style:font-name-asian="Courier New" style:font-name-complex="Courier New"/>
    </style:style>
    <style:style style:name="T22_10" style:family="text">
      <style:text-properties style:font-name="Courier New" style:font-name-asian="Courier New" style:font-name-complex="Courier New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font-name="Courier New" style:font-name-asian="Courier New" style:font-name-complex="Courier New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font-name="Courier New" style:font-name-asian="Courier New" style:font-name-complex="Courier New"/>
    </style:style>
    <style:style style:name="T29_2" style:family="text">
      <style:text-properties style:font-name="Courier New" style:font-name-asian="Courier New" style:font-name-complex="Courier New"/>
    </style:style>
    <style:style style:name="T29_3" style:family="text">
      <style:text-properties style:font-name="Courier New" style:font-name-asian="Courier New" style:font-name-complex="Courier New"/>
    </style:style>
    <style:style style:name="T29_4" style:family="text">
      <style:text-properties style:font-name="Courier New" style:font-name-asian="Courier New" style:font-name-complex="Courier New"/>
    </style:style>
    <style:style style:name="T29_5" style:family="text">
      <style:text-properties style:font-name="Courier New" style:font-name-asian="Courier New" style:font-name-complex="Courier New"/>
    </style:style>
    <style:style style:name="T29_6" style:family="text">
      <style:text-properties style:font-name="Courier New" style:font-name-asian="Courier New" style:font-name-complex="Courier New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font-name="Courier New" style:font-name-asian="Courier New" style:font-name-complex="Courier New"/>
    </style:style>
    <style:style style:name="T30_2" style:family="text">
      <style:text-properties style:font-name="Courier New" style:font-name-asian="Courier New" style:font-name-complex="Courier New"/>
    </style:style>
    <style:style style:name="T30_3" style:family="text">
      <style:text-properties style:font-name="Courier New" style:font-name-asian="Courier New" style:font-name-complex="Courier New"/>
    </style:style>
    <style:style style:name="T30_4" style:family="text">
      <style:text-properties style:font-name="Courier New" style:font-name-asian="Courier New" style:font-name-complex="Courier New"/>
    </style:style>
    <style:style style:name="T30_5" style:family="text">
      <style:text-properties style:font-name="Courier New" style:font-name-asian="Courier New" style:font-name-complex="Courier New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style:font-name="Courier New" style:font-name-asian="Courier New" style:font-name-complex="Courier New"/>
    </style:style>
    <style:style style:name="T31_2" style:family="text">
      <style:text-properties style:font-name="Courier New" style:font-name-asian="Courier New" style:font-name-complex="Courier New"/>
    </style:style>
    <style:style style:name="T31_3" style:family="text">
      <style:text-properties style:font-name="Courier New" style:font-name-asian="Courier New" style:font-name-complex="Courier New"/>
    </style:style>
    <style:style style:name="T31_4" style:family="text">
      <style:text-properties style:font-name="Courier New" style:font-name-asian="Courier New" style:font-name-complex="Courier New"/>
    </style:style>
    <style:style style:name="T31_5" style:family="text">
      <style:text-properties style:font-name="Courier New" style:font-name-asian="Courier New" style:font-name-complex="Courier New"/>
    </style:style>
    <style:style style:name="T31_6" style:family="text">
      <style:text-properties style:font-name="Courier New" style:font-name-asian="Courier New" style:font-name-complex="Courier New"/>
    </style:style>
    <style:style style:name="T31_7" style:family="text">
      <style:text-properties style:font-name="Courier New" style:font-name-asian="Courier New" style:font-name-complex="Courier New"/>
    </style:style>
    <style:style style:name="T31_8" style:family="text">
      <style:text-properties style:font-name="Courier New" style:font-name-asian="Courier New" style:font-name-complex="Courier New"/>
    </style:style>
  </office:automatic-styles>
  <office:body>
    <office:text>
      <text:p text:style-name="P1"><text:span text:style-name="T1_1">Popis</text:span><text:span text:style-name="T1_2">:</text:span></text:p>
      <text:p text:style-name="P2"><text:span text:style-name="T2_1">Vytvořte</text:span><text:span text:style-name="T2_2"><text:s/></text:span><text:span text:style-name="T2_3">jednoduchý</text:span><text:span text:style-name="T2_4"><text:s/></text:span><text:span text:style-name="T2_5">shell</text:span><text:span text:style-name="T2_6">,<text:s/></text:span><text:span text:style-name="T2_7">který</text:span><text:span text:style-name="T2_8"><text:s/></text:span><text:span text:style-name="T2_9">bude</text:span><text:span text:style-name="T2_10"><text:s/></text:span><text:span text:style-name="T2_11">implementovat</text:span><text:span text:style-name="T2_12"><text:s/></text:span><text:span text:style-name="T2_13">následující</text:span><text:span text:style-name="T2_14"><text:s/></text:span><text:span text:style-name="T2_15">funkce</text:span><text:span text:style-name="T2_16">:</text:span></text:p>
      <text:list text:style-name="LS1" xml:id="list0">
        <text:list-item>
          <text:p text:style-name="P3"><text:span text:style-name="T3_1">spuštění</text:span><text:span text:style-name="T3_2"><text:s/></text:span><text:span text:style-name="T3_3">libovolného</text:span><text:span text:style-name="T3_4"><text:s/></text:span><text:span text:style-name="T3_5">programu</text:span><text:span text:style-name="T3_6"><text:s/></text:span><text:span text:style-name="T3_7">s</text:span><text:span text:style-name="T3_8"><text:s/></text:span><text:span text:style-name="T3_9">libovolnými</text:span><text:span text:style-name="T3_10"><text:s/></text:span><text:span text:style-name="T3_11">parametry</text:span></text:p>
        </text:list-item>
        <text:list-item>
          <text:p text:style-name="P4"><text:span text:style-name="T4_1">při</text:span><text:span text:style-name="T4_2"><text:s/></text:span><text:span text:style-name="T4_3">spuštění</text:span><text:span text:style-name="T4_4"><text:s/></text:span><text:span text:style-name="T4_5">se</text:span><text:span text:style-name="T4_6"><text:s/></text:span><text:span text:style-name="T4_7">bere</text:span><text:span text:style-name="T4_8"><text:s/></text:span><text:span text:style-name="T4_9">v</text:span><text:span text:style-name="T4_10"><text:s/></text:span><text:span text:style-name="T4_11">úvahu</text:span><text:span text:style-name="T4_12"><text:s/></text:span><text:span text:style-name="T4_13">proměnná</text:span><text:span text:style-name="T4_14"><text:s/></text:span><text:span text:style-name="T4_15">PATH</text:span><text:span text:style-name="T4_16"><text:s/>(</text:span><text:span text:style-name="T4_17">nastavená</text:span><text:span text:style-name="T4_18"><text:s/></text:span><text:span text:style-name="T4_19">před</text:span><text:span text:style-name="T4_20"><text:s/></text:span><text:span text:style-name="T4_21">spuštěním</text:span><text:span text:style-name="T4_22"><text:s/></text:span><text:span text:style-name="T4_23">shellu</text:span><text:span text:style-name="T4_24">)</text:span></text:p>
        </text:list-item>
        <text:list-item>
          <text:p text:style-name="P5"><text:span text:style-name="T5_1">spuštění</text:span><text:span text:style-name="T5_2"><text:s/></text:span><text:span text:style-name="T5_3">na</text:span><text:span text:style-name="T5_4"><text:s/></text:span><text:span text:style-name="T5_5">pozadí</text:span><text:span text:style-name="T5_6"><text:s/></text:span><text:span text:style-name="T5_7">pomocí</text:span><text:span text:style-name="T5_8"><text:s/>&amp;</text:span></text:p>
        </text:list-item>
        <text:list-item>
          <text:p text:style-name="P6"><text:span text:style-name="T6_1">přesměrování</text:span><text:span text:style-name="T6_2"><text:s/></text:span><text:span text:style-name="T6_3">vstupu</text:span><text:span text:style-name="T6_4"><text:s/></text:span><text:span text:style-name="T6_5">a</text:span><text:span text:style-name="T6_6"><text:s/></text:span><text:span text:style-name="T6_7">výstupu</text:span><text:span text:style-name="T6_8"><text:s/></text:span><text:span text:style-name="T6_9">pomocí</text:span><text:span text:style-name="T6_10"><text:s/>&lt;<text:s/></text:span><text:span text:style-name="T6_11">a</text:span><text:span text:style-name="T6_12"><text:s/>&gt;</text:span></text:p>
        </text:list-item>
      </text:list>
      <text:p text:style-name="P7"><text:span text:style-name="T7_1">Po</text:span><text:span text:style-name="T7_2"><text:s/></text:span><text:span text:style-name="T7_3">spuštění</text:span><text:span text:style-name="T7_4"><text:s/></text:span><text:span text:style-name="T7_5">shell</text:span><text:span text:style-name="T7_6"><text:s/></text:span><text:span text:style-name="T7_7">vypíše</text:span><text:span text:style-name="T7_8"><text:s/></text:span><text:span text:style-name="T7_9">prompt</text:span><text:span text:style-name="T7_10"><text:s/></text:span><text:span text:style-name="T7_11">a</text:span><text:span text:style-name="T7_12"><text:s/></text:span><text:span text:style-name="T7_13">bude</text:span><text:span text:style-name="T7_14"><text:s/></text:span><text:span text:style-name="T7_15">čekat</text:span><text:span text:style-name="T7_16"><text:s/></text:span><text:span text:style-name="T7_17">na</text:span><text:span text:style-name="T7_18"><text:s/></text:span><text:span text:style-name="T7_19">vstup</text:span><text:span text:style-name="T7_20"><text:s/></text:span><text:span text:style-name="T7_21">pomocí</text:span><text:span text:style-name="T7_22"><text:s/></text:span><text:span text:style-name="T7_23">read</text:span><text:span text:style-name="T7_24">().</text:span></text:p>
      <text:p text:style-name="P8"/>
      <text:p text:style-name="P9"><text:span text:style-name="T9_1">Použijte</text:span><text:span text:style-name="T9_2"><text:s/></text:span><text:span text:style-name="T9_3">funkce</text:span><text:span text:style-name="T9_4">/</text:span><text:span text:style-name="T9_5">volání</text:span><text:span text:style-name="T9_6"><text:s/></text:span><text:span text:style-name="T9_7">fork</text:span><text:span text:style-name="T9_8">(),<text:s/></text:span><text:span text:style-name="T9_9">wait</text:span><text:span text:style-name="T9_10">(),<text:s/></text:span><text:span text:style-name="T9_11">exec</text:span><text:span text:style-name="T9_12">??(),<text:s/></text:span><text:span text:style-name="T9_13">read</text:span><text:span text:style-name="T9_14">(),<text:s/></text:span><text:span text:style-name="T9_15">write</text:span><text:span text:style-name="T9_16">(),<text:s/></text:span><text:span text:style-name="T9_17">open</text:span><text:span text:style-name="T9_18">(),<text:s/></text:span><text:span text:style-name="T9_19">close</text:span><text:span text:style-name="T9_20">(),<text:s/></text:span><text:span text:style-name="T9_21">dup</text:span><text:span text:style-name="T9_22">()</text:span><text:span text:style-name="T9_23"><text:s/></text:span><text:span text:style-name="T9_24">případně</text:span><text:span text:style-name="T9_25"><text:s/></text:span><text:span text:style-name="T9_26">další</text:span><text:span text:style-name="T9_27"><text:s/></text:span><text:span text:style-name="T9_28">potřebná</text:span><text:span text:style-name="T9_29">.<text:s/></text:span><text:span text:style-name="T9_30">Program</text:span><text:span text:style-name="T9_31"><text:s/></text:span><text:span text:style-name="T9_32">bude</text:span><text:span text:style-name="T9_33"><text:s/></text:span><text:span text:style-name="T9_34">POSIXový</text:span><text:span text:style-name="T9_35"><text:s/></text:span><text:span text:style-name="T9_36">a</text:span><text:span text:style-name="T9_37"><text:s/></text:span><text:span text:style-name="T9_38">funkční</text:span><text:span text:style-name="T9_39"><text:s/></text:span><text:span text:style-name="T9_40">na</text:span><text:span text:style-name="T9_41"><text:s/></text:span><text:span text:style-name="T9_42">všech</text:span><text:span text:style-name="T9_43"><text:s/></text:span><text:span text:style-name="T9_44">požadovaných</text:span><text:span text:style-name="T9_45"><text:s/></text:span><text:span text:style-name="T9_46">systémech</text:span><text:span text:style-name="T9_47">.<text:s/></text:span><text:span text:style-name="T9_48">Není</text:span><text:span text:style-name="T9_49"><text:s/></text:span><text:span text:style-name="T9_50">třeba</text:span><text:span text:style-name="T9_51"><text:s/></text:span><text:span text:style-name="T9_52">dělat</text:span><text:span text:style-name="T9_53"><text:s/></text:span><text:span text:style-name="T9_54">složitější</text:span><text:span text:style-name="T9_55"><text:s/></text:span><text:span text:style-name="T9_56">parsing</text:span><text:span text:style-name="T9_57"><text:s/></text:span><text:span text:style-name="T9_58">příkazové</text:span><text:span text:style-name="T9_59"><text:s/></text:span><text:span text:style-name="T9_60">řádky</text:span><text:span text:style-name="T9_61">,<text:s/></text:span><text:span text:style-name="T9_62">stačí</text:span><text:span text:style-name="T9_63"><text:s/></text:span><text:span text:style-name="T9_64">reagovat</text:span><text:span text:style-name="T9_65"><text:s/></text:span><text:span text:style-name="T9_66">na</text:span><text:span text:style-name="T9_67"><text:s/></text:span><text:span text:style-name="T9_68">symboly</text:span><text:span text:style-name="T9_69"><text:s/>&amp;,<text:s/>&lt;<text:s/></text:span><text:span text:style-name="T9_70">a</text:span><text:span text:style-name="T9_71"><text:s/>&gt;.<text:s/></text:span><text:span text:style-name="T9_72">Vše</text:span><text:span text:style-name="T9_73"><text:s/></text:span><text:span text:style-name="T9_74">ostatní</text:span><text:span text:style-name="T9_75"><text:s/></text:span><text:span text:style-name="T9_76">je</text:span><text:span text:style-name="T9_77"><text:s/></text:span><text:span text:style-name="T9_78">možné</text:span><text:span text:style-name="T9_79"><text:s/>(</text:span><text:span text:style-name="T9_80">vhodně</text:span><text:span text:style-name="T9_81">!)<text:s/></text:span><text:span text:style-name="T9_82">předávat</text:span><text:span text:style-name="T9_83"><text:s/></text:span><text:span text:style-name="T9_84">volanému</text:span><text:span text:style-name="T9_85"><text:s/></text:span><text:span text:style-name="T9_86">programu</text:span><text:span text:style-name="T9_87">.<text:s/></text:span><text:span text:style-name="T9_88">Ukončení</text:span><text:span text:style-name="T9_89"><text:s/></text:span><text:span text:style-name="T9_90">se</text:span><text:span text:style-name="T9_91"><text:s/></text:span><text:span text:style-name="T9_92">provede</text:span><text:span text:style-name="T9_93"><text:s/></text:span><text:span text:style-name="T9_94">na</text:span><text:span text:style-name="T9_95"><text:s/></text:span><text:span text:style-name="T9_96">příkaz</text:span><text:span text:style-name="T9_97"><text:s/></text:span><text:span text:style-name="T9_98">exit</text:span><text:span text:style-name="T9_99"><text:s/></text:span><text:span text:style-name="T9_100">jako</text:span><text:span text:style-name="T9_101"><text:s/></text:span><text:span text:style-name="T9_102">u</text:span><text:span text:style-name="T9_103"><text:s/></text:span><text:span text:style-name="T9_104">běžného</text:span><text:span text:style-name="T9_105"><text:s/></text:span><text:span text:style-name="T9_106">shellu</text:span><text:span text:style-name="T9_107">.<text:s/></text:span><text:span text:style-name="T9_108">Pomocí</text:span><text:span text:style-name="T9_109"><text:s/></text:span><text:span text:style-name="T9_110">Ctrl</text:span><text:span text:style-name="T9_111">-</text:span><text:span text:style-name="T9_112">C</text:span><text:span text:style-name="T9_113"><text:s/></text:span><text:span text:style-name="T9_114">se</text:span><text:span text:style-name="T9_115"><text:s/></text:span><text:span text:style-name="T9_116">ukončí</text:span><text:span text:style-name="T9_117"><text:s/></text:span><text:span text:style-name="T9_118">aktuálně</text:span><text:span text:style-name="T9_119"><text:s/></text:span><text:span text:style-name="T9_120">běžící</text:span><text:span text:style-name="T9_121"><text:s/></text:span><text:span text:style-name="T9_122">proces</text:span><text:span text:style-name="T9_123"><text:s/></text:span><text:span text:style-name="T9_124">na</text:span><text:span text:style-name="T9_125"><text:s/></text:span><text:span text:style-name="T9_126">popředí</text:span><text:span text:style-name="T9_127"><text:s/>(</text:span><text:span text:style-name="T9_128">pokud</text:span><text:span text:style-name="T9_129"><text:s/></text:span><text:span text:style-name="T9_130">nějaký</text:span><text:span text:style-name="T9_131"><text:s/></text:span><text:span text:style-name="T9_132">je</text:span><text:span text:style-name="T9_133">).<text:s/></text:span><text:span text:style-name="T9_134">Max</text:span><text:span text:style-name="T9_135">.<text:s/></text:span><text:span text:style-name="T9_136">délka</text:span><text:span text:style-name="T9_137"><text:s/></text:span><text:span text:style-name="T9_138">vstupu</text:span><text:span text:style-name="T9_139"><text:s/></text:span><text:span text:style-name="T9_140">bude</text:span><text:span text:style-name="T9_141"><text:s/>512<text:s/></text:span><text:span text:style-name="T9_142">znaků</text:span><text:span text:style-name="T9_143">.<text:s/></text:span><text:span text:style-name="T9_144">Čtěte</text:span><text:span text:style-name="T9_145"><text:s text:c="2"/>513<text:s/></text:span><text:span text:style-name="T9_146">znaků</text:span><text:span text:style-name="T9_147"><text:s/>-<text:s/></text:span><text:span text:style-name="T9_148">read</text:span><text:span text:style-name="T9_149"><text:s/></text:span><text:span text:style-name="T9_150">vám</text:span><text:span text:style-name="T9_151"><text:s/></text:span><text:span text:style-name="T9_152">vrátí</text:span><text:span text:style-name="T9_153"><text:s/></text:span><text:span text:style-name="T9_154">kolik</text:span><text:span text:style-name="T9_155"><text:s/></text:span><text:span text:style-name="T9_156">jich</text:span><text:span text:style-name="T9_157"><text:s/></text:span><text:span text:style-name="T9_158">bylo</text:span><text:span text:style-name="T9_159"><text:s/></text:span><text:span text:style-name="T9_160">načteno</text:span><text:span text:style-name="T9_161">.<text:s/></text:span><text:span text:style-name="T9_162">Pokud</text:span><text:span text:style-name="T9_163"><text:s/></text:span><text:span text:style-name="T9_164">bude</text:span><text:span text:style-name="T9_165"><text:s/></text:span><text:span text:style-name="T9_166">míň</text:span><text:span text:style-name="T9_167"><text:s/></text:span><text:span text:style-name="T9_168">jak</text:span><text:span text:style-name="T9_169"><text:s/>513<text:s/></text:span><text:span text:style-name="T9_170">vstup</text:span><text:span text:style-name="T9_171"><text:s/></text:span><text:span text:style-name="T9_172">zpracujete</text:span><text:span text:style-name="T9_173">,<text:s/></text:span><text:span text:style-name="T9_174">jinak</text:span><text:span text:style-name="T9_175"><text:s/></text:span><text:span text:style-name="T9_176">vypíšete</text:span><text:span text:style-name="T9_177"><text:s/></text:span><text:span text:style-name="T9_178">chybu</text:span><text:span text:style-name="T9_179"><text:s/>(</text:span><text:span text:style-name="T9_180">příliš</text:span><text:span text:style-name="T9_181"><text:s/></text:span><text:span text:style-name="T9_182">dlouhý</text:span><text:span text:style-name="T9_183"><text:s/></text:span><text:span text:style-name="T9_184">vstup</text:span><text:span text:style-name="T9_185">)<text:s/></text:span><text:span text:style-name="T9_186">a</text:span><text:span text:style-name="T9_187"><text:s/></text:span><text:span text:style-name="T9_188">vstup</text:span><text:span text:style-name="T9_189"><text:s/></text:span><text:span text:style-name="T9_190">ignorujete</text:span><text:span text:style-name="T9_191"><text:s/>(</text:span><text:span text:style-name="T9_192">ale</text:span><text:span text:style-name="T9_193"><text:s/></text:span><text:span text:style-name="T9_194">je</text:span><text:span text:style-name="T9_195"><text:s/></text:span><text:span text:style-name="T9_196">potřeba</text:span><text:span text:style-name="T9_197"><text:s/></text:span><text:span text:style-name="T9_198">ho</text:span><text:span text:style-name="T9_199"><text:s/></text:span><text:span text:style-name="T9_200">načíst</text:span><text:span text:style-name="T9_201"><text:s/></text:span><text:span text:style-name="T9_202">až</text:span><text:span text:style-name="T9_203"><text:s/></text:span><text:span text:style-name="T9_204">do</text:span><text:span text:style-name="T9_205"><text:s/></text:span><text:span text:style-name="T9_206">konce</text:span><text:span text:style-name="T9_207"><text:s/></text:span><text:span text:style-name="T9_208">řádku</text:span><text:span text:style-name="T9_209">,<text:s/></text:span><text:span text:style-name="T9_210">jinak</text:span><text:span text:style-name="T9_211"><text:s/></text:span><text:span text:style-name="T9_212">se</text:span><text:span text:style-name="T9_213"><text:s/></text:span><text:span text:style-name="T9_214">vám</text:span><text:span text:style-name="T9_215"><text:s/></text:span><text:span text:style-name="T9_216">zbytek</text:span><text:span text:style-name="T9_217"><text:s/></text:span><text:span text:style-name="T9_218">přes</text:span><text:span text:style-name="T9_219"><text:s/>512<text:s/></text:span><text:span text:style-name="T9_220">znaků</text:span><text:span text:style-name="T9_221"><text:s/></text:span><text:span text:style-name="T9_222">objeví</text:span><text:span text:style-name="T9_223"><text:s/></text:span><text:span text:style-name="T9_224">jakoby</text:span><text:span text:style-name="T9_225"><text:s/></text:span><text:span text:style-name="T9_226">v</text:span><text:span text:style-name="T9_227"><text:s/></text:span><text:span text:style-name="T9_228">dalším</text:span><text:span text:style-name="T9_229"><text:s/></text:span><text:span text:style-name="T9_230">řádku</text:span><text:span text:style-name="T9_231">!).<text:s/></text:span><text:span text:style-name="T9_232">Kontrolu</text:span><text:span text:style-name="T9_233"><text:s/></text:span><text:span text:style-name="T9_234">na</text:span><text:span text:style-name="T9_235"><text:s/></text:span><text:span text:style-name="T9_236">ukončení</text:span><text:span text:style-name="T9_237"><text:s/></text:span><text:span text:style-name="T9_238">synů</text:span><text:span text:style-name="T9_239"><text:s/>(</text:span><text:span text:style-name="T9_240">běžících</text:span><text:span text:style-name="T9_241"><text:s/></text:span><text:span text:style-name="T9_242">na</text:span><text:span text:style-name="T9_243"><text:s/></text:span><text:span text:style-name="T9_244">pozadí</text:span><text:span text:style-name="T9_245">)<text:s/></text:span><text:span text:style-name="T9_246">provádějte</text:span><text:span text:style-name="T9_247"><text:s/></text:span><text:span text:style-name="T9_248">pomocí</text:span><text:span text:style-name="T9_249"><text:s/></text:span><text:span text:style-name="T9_250">signálu</text:span><text:span text:style-name="T9_251"><text:s/></text:span><text:span text:style-name="T9_252">SIGCHLD</text:span><text:span text:style-name="T9_253">.</text:span></text:p>
      <text:p text:style-name="P10"/>
      <text:p text:style-name="P11"><text:span text:style-name="T11_1">Shell</text:span><text:span text:style-name="T11_2"><text:s/></text:span><text:span text:style-name="T11_3">bude</text:span><text:span text:style-name="T11_4"><text:s/></text:span><text:span text:style-name="T11_5">používat</text:span><text:span text:style-name="T11_6"><text:s/></text:span><text:span text:style-name="T11_7">dvě</text:span><text:span text:style-name="T11_8"><text:s/></text:span><text:span text:style-name="T11_9">vlákna</text:span><text:span text:style-name="T11_10">.<text:s/></text:span><text:span text:style-name="T11_11">Jedno</text:span><text:span text:style-name="T11_12"><text:s/></text:span><text:span text:style-name="T11_13">pro</text:span><text:span text:style-name="T11_14"><text:s/></text:span><text:span text:style-name="T11_15">získání</text:span><text:span text:style-name="T11_16"><text:s/></text:span><text:span text:style-name="T11_17">vstupu</text:span><text:span text:style-name="T11_18"><text:s/></text:span><text:span text:style-name="T11_19">a</text:span><text:span text:style-name="T11_20"><text:s/></text:span><text:span text:style-name="T11_21">druhé</text:span><text:span text:style-name="T11_22"><text:s/></text:span><text:span text:style-name="T11_23">pro</text:span><text:span text:style-name="T11_24"><text:s/></text:span><text:span text:style-name="T11_25">spouštění</text:span><text:span text:style-name="T11_26"><text:s/></text:span><text:span text:style-name="T11_27">příkazů</text:span><text:span text:style-name="T11_28">.<text:s/></text:span><text:span text:style-name="T11_29">Synchronizace</text:span><text:span text:style-name="T11_30"><text:s/></text:span><text:span text:style-name="T11_31">mezi</text:span><text:span text:style-name="T11_32"><text:s/></text:span><text:span text:style-name="T11_33">nimi</text:span><text:span text:style-name="T11_34"><text:s/>(</text:span><text:span text:style-name="T11_35">bufferu</text:span><text:span text:style-name="T11_36"><text:s/></text:span><text:span text:style-name="T11_37">pro</text:span><text:span text:style-name="T11_38"><text:s/></text:span><text:span text:style-name="T11_39">uložení</text:span><text:span text:style-name="T11_40"><text:s/></text:span><text:span text:style-name="T11_41">příkazu</text:span><text:span text:style-name="T11_42">)<text:s/></text:span><text:span text:style-name="T11_43">bude</text:span><text:span text:style-name="T11_44"><text:s/></text:span><text:span text:style-name="T11_45">provedena</text:span><text:span text:style-name="T11_46"><text:s/></text:span><text:span text:style-name="T11_47">pomocí</text:span><text:span text:style-name="T11_48"><text:s/></text:span><text:span text:style-name="T11_49">monitoru</text:span><text:span text:style-name="T11_50"><text:s/></text:span><text:span text:style-name="T11_51">implementovaného</text:span><text:span text:style-name="T11_52"><text:s/></text:span><text:span text:style-name="T11_53">pomocí</text:span><text:span text:style-name="T11_54"><text:s/></text:span><text:span text:style-name="T11_55">posixových</text:span><text:span text:style-name="T11_56"><text:s/></text:span><text:span text:style-name="T11_57">mutexů</text:span><text:span text:style-name="T11_58"><text:s/></text:span><text:span text:style-name="T11_59">a</text:span><text:span text:style-name="T11_60"><text:s/></text:span><text:span text:style-name="T11_61">podmíněných</text:span><text:span text:style-name="T11_62"><text:s/></text:span><text:span text:style-name="T11_63">proměnných</text:span><text:span text:style-name="T11_64">.</text:span></text:p>
      <text:p text:style-name="P12"/>
      <text:p text:style-name="P13"><text:span text:style-name="T13_1">1.<text:s/></text:span><text:span text:style-name="T13_2">vlákno</text:span><text:span text:style-name="T13_3">:</text:span></text:p>
      <text:p text:style-name="P14"><text:span text:style-name="T14_1"><text:tab/></text:span><text:span text:style-name="T14_2">while</text:span><text:span text:style-name="T14_3"><text:s/>(</text:span><text:span text:style-name="T14_4">not</text:span><text:span text:style-name="T14_5"><text:s/></text:span><text:span text:style-name="T14_6">end</text:span><text:span text:style-name="T14_7">)<text:s/>{</text:span></text:p>
      <text:p text:style-name="P15"><text:span text:style-name="T15_1"><text:tab/><text:s text:c="3"/></text:span><text:span text:style-name="T15_2">read</text:span><text:span text:style-name="T15_3">(</text:span><text:span text:style-name="T15_4">stdin</text:span><text:span text:style-name="T15_5">)<text:s/>-&gt;<text:s/></text:span><text:span text:style-name="T15_6">buffer</text:span></text:p>
      <text:p text:style-name="P16"><text:span text:style-name="T16_1"><text:tab/><text:s text:c="3"/></text:span><text:span text:style-name="T16_2">signal</text:span><text:span text:style-name="T16_3">(</text:span><text:span text:style-name="T16_4">cond</text:span><text:span text:style-name="T16_5">)</text:span></text:p>
      <text:p text:style-name="P17"><text:span text:style-name="T17_1"><text:tab/>}</text:span></text:p>
      <text:p text:style-name="P18"/>
      <text:p text:style-name="P19"><text:span text:style-name="T19_1">2.<text:s/></text:span><text:span text:style-name="T19_2">vlákno</text:span><text:span text:style-name="T19_3">:</text:span></text:p>
      <text:p text:style-name="P20"><text:span text:style-name="T20_1"><text:tab/></text:span><text:span text:style-name="T20_2">while</text:span><text:span text:style-name="T20_3"><text:s/>(</text:span><text:span text:style-name="T20_4">not</text:span><text:span text:style-name="T20_5"><text:s/></text:span><text:span text:style-name="T20_6">end</text:span><text:span text:style-name="T20_7">)<text:s/>{</text:span></text:p>
      <text:p text:style-name="P21"><text:span text:style-name="T21_1"><text:tab/><text:s text:c="3"/></text:span><text:span text:style-name="T21_2">cond</text:span><text:span text:style-name="T21_3">_</text:span><text:span text:style-name="T21_4">wait</text:span><text:span text:style-name="T21_5">(</text:span><text:span text:style-name="T21_6">cond</text:span><text:span text:style-name="T21_7">)</text:span></text:p>
      <text:p text:style-name="P22"><text:span text:style-name="T22_1"><text:tab/><text:s text:c="3"/></text:span><text:span text:style-name="T22_2">zpracuj</text:span><text:span text:style-name="T22_3"><text:s/></text:span><text:span text:style-name="T22_4">buffer</text:span><text:span text:style-name="T22_5"><text:s/></text:span><text:span text:style-name="T22_6">a</text:span><text:span text:style-name="T22_7"><text:s/></text:span><text:span text:style-name="T22_8">proved</text:span><text:span text:style-name="T22_9"><text:s/></text:span><text:span text:style-name="T22_10">prikaz</text:span></text:p>
      <text:p text:style-name="P23"><text:span text:style-name="T23_1"><text:tab/>}</text:span></text:p>
      <text:p text:style-name="P24"/>
      <text:p text:style-name="P25"><text:span text:style-name="T25_1">Pokud</text:span><text:span text:style-name="T25_2"><text:s/></text:span><text:span text:style-name="T25_3">vám</text:span><text:span text:style-name="T25_4"><text:s/></text:span><text:span text:style-name="T25_5">něco</text:span><text:span text:style-name="T25_6"><text:s/></text:span><text:span text:style-name="T25_7">nebude</text:span><text:span text:style-name="T25_8"><text:s/></text:span><text:span text:style-name="T25_9">jasné</text:span><text:span text:style-name="T25_10">,<text:s/></text:span><text:span text:style-name="T25_11">ptejte</text:span><text:span text:style-name="T25_12"><text:s/></text:span><text:span text:style-name="T25_13">se</text:span><text:span text:style-name="T25_14"><text:s/></text:span><text:span text:style-name="T25_15">mailem</text:span><text:span text:style-name="T25_16">.</text:span></text:p>
      <text:p text:style-name="P26"/>
      <text:p text:style-name="P27"><text:span text:style-name="T27_1">Použití</text:span><text:span text:style-name="T27_2"><text:s/></text:span><text:span text:style-name="T27_3">může</text:span><text:span text:style-name="T27_4"><text:s/></text:span><text:span text:style-name="T27_5">vypadat</text:span><text:span text:style-name="T27_6"><text:s/></text:span><text:span text:style-name="T27_7">následovně</text:span><text:span text:style-name="T27_8">:</text:span></text:p>
      <text:p text:style-name="P28"/>
      <text:p text:style-name="P29"><text:span text:style-name="T29_1">$<text:s/></text:span><text:span text:style-name="T29_2">ls</text:span><text:span text:style-name="T29_3"><text:s/>-</text:span><text:span text:style-name="T29_4">l</text:span><text:span text:style-name="T29_5"><text:s/>-</text:span><text:span text:style-name="T29_6">a</text:span></text:p>
      <text:p text:style-name="P30"><text:span text:style-name="T30_1">$<text:s/></text:span><text:span text:style-name="T30_2">sleep</text:span><text:span text:style-name="T30_3"><text:s/>10</text:span><text:span text:style-name="T30_4">m</text:span><text:span text:style-name="T30_5"><text:s/>&amp;</text:span></text:p>
      <text:p text:style-name="P31"><text:span text:style-name="T31_1">$<text:s/></text:span><text:span text:style-name="T31_2">echo</text:span><text:span text:style-name="T31_3"><text:s/></text:span><text:span text:style-name="T31_4">karel</text:span><text:span text:style-name="T31_5"><text:s/>&gt;/</text:span><text:span text:style-name="T31_6">tmp</text:span><text:span text:style-name="T31_7">/</text:span><text:span text:style-name="T31_8">tes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